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310000006C5D84F6C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 style:list-style-name="L1"/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3701847098567717170" text:style-name="L1">
        <text:list-item>
          <text:p text:style-name="P8">OpenLCB Common Information Technical Note</text:p>
        </text:list-item>
      </text:list>
      <text:p text:style-name="Standard">Must appear in PIP.</text:p>
      <text:p text:style-name="Standard"/>
      <text:p text:style-name="Standard">Need versioning support. <text:s/>Using the version number (by parts) to indicate the number of strings in that part would do it.</text:p>
      <text:p text:style-name="Standard"/>
      <text:h text:style-name="Heading_20_1" text:outline-level="1">(To Be Merged)</text:h>
      <text:p text:style-name="Standard">The node sending the STI request must wait for the entire reply from the responder before sending another STI request. <text:s/>(Included to simplify required logic in leaf nodes)</text:p>
      <text:p text:style-name="Standard">Count version 1 and version 4 as the same, but require new nodes to send version 4. <text:s/>Version number doubles as string count. <text:s/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(To Be Merged)<text:tab/>1</text:p>
        </text:index-body>
      </text:table-of-content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268194512" text:id="ct26819451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268194608" text:id="ct26819460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268194512"/><text:span text:style-name="Page_20_Number"><text:span text:style-name="MT2">2</text:span></text:span><text:change-end text:change-id="ct268194512"/><text:change text:change-id="ct268194608"/><text:span text:style-name="Page_20_Number"><text:span text:style-name="MT2">, 2013</text:span></text:span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4-03-09T13:24:25">Mar 9, 2014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90363984" text:id="ct90363984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502631408" text:id="ct502631408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90364720" text:id="ct90364720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90363984"/>Simple <text:change-end text:change-id="ct90363984"/>Train<text:change-start text:change-id="ct502631408"/> Information Protocol<text:change-end text:change-id="ct502631408"/><text:change text:change-id="ct903647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4-03-09T13:24:25">Mar 9, 2014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90362768" text:id="ct9036276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90360944" text:id="ct90360944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90359504" text:id="ct9035950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90359408" text:id="ct9035940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90362768"/><text:change-start text:change-id="ct90360944"/><text:span text:style-name="Page_20_Number"><text:span text:style-name="MT2">2</text:span></text:span><text:change-end text:change-id="ct90360944"/><text:span text:style-name="Page_20_Number"><text:span text:style-name="MT2">01</text:span></text:span><text:change-start text:change-id="ct90359504"/><text:span text:style-name="Page_20_Number"><text:span text:style-name="MT2">2</text:span></text:span><text:change-end text:change-id="ct90359504"/><text:change text:change-id="ct90359408"/><text:span text:style-name="Page_20_Number"><text:span text:style-name="MT2">, 2013</text:span></text:span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4-03-09T13:24:25">Mar 9, 2014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80</meta:editing-cycles>
    <meta:editing-duration>PT12H38M26S</meta:editing-duration>
    <meta:generator>OpenOffice/4.0.1$Unix OpenOffice.org_project/401m5$Build-9714</meta:generator>
    <dc:date>2014-03-09T13:24:25</dc:date>
    <dc:creator>Jim Kueneman</dc:creator>
    <meta:document-statistic meta:table-count="1" meta:image-count="1" meta:object-count="0" meta:page-count="2" meta:paragraph-count="29" meta:word-count="217" meta:character-count="1357"/>
    <meta:user-defined meta:name="Info 1"/>
    <meta:user-defined meta:name="Info 2"/>
    <meta:user-defined meta:name="Info 3"/>
    <meta:user-defined meta:name="Info 4"/>
  </office:meta>
</office:document-meta>
</file>